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6000000B36BC7F154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46000000A121C1495D.png" manifest:media-type="image/png"/>
  <manifest:file-entry manifest:full-path="Pictures/100000000000011F000000EDDA642D07.png" manifest:media-type="image/png"/>
  <manifest:file-entry manifest:full-path="Pictures/10000000000001DC0000007383D0FE68.png" manifest:media-type="image/png"/>
  <manifest:file-entry manifest:full-path="Pictures/100002010000024B000001442E27344A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0EC000000D701A4A1E5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0E000000B41A482BBE.png" manifest:media-type="image/png"/>
  <manifest:file-entry manifest:full-path="Pictures/10000000000002AF000000AC9BFCDA3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0B8000000A1C3279737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0DE0000014A52A011B9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0000000012F000000EBA6024D81.png" manifest:media-type="image/png"/>
  <manifest:file-entry manifest:full-path="Pictures/1000000000000243000002276A7AAC4F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0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1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4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5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6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7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1.78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554cm"/>
    </style:style>
    <style:style style:name="pr16" style:family="presentation" style:parent-style-name="AbstractYellow-subtitle">
      <style:graphic-properties draw:fill-color="#ffffff" draw:auto-grow-height="true" fo:min-height="4.202cm"/>
    </style:style>
    <style:style style:name="pr17" style:family="presentation" style:parent-style-name="AbstractYellow-subtitle">
      <style:graphic-properties draw:fill-color="#ffffff" draw:auto-grow-height="true" fo:min-height="1.792cm"/>
    </style:style>
    <style:style style:name="pr18" style:family="presentation" style:parent-style-name="AbstractYellow-title">
      <style:graphic-properties draw:stroke="none" draw:fill="none" draw:fill-color="#ffcc99" fo:min-height="0.798cm"/>
    </style:style>
    <style:style style:name="pr19" style:family="presentation" style:parent-style-name="AbstractYellow-subtitle">
      <style:graphic-properties draw:fill-color="#ffffff" draw:auto-grow-height="true" fo:min-height="5.08cm"/>
    </style:style>
    <style:style style:name="pr20" style:family="presentation" style:parent-style-name="AbstractYellow-subtitle">
      <style:graphic-properties draw:fill-color="#ffffff" draw:auto-grow-height="true" fo:min-height="4.826cm"/>
    </style:style>
    <style:style style:name="pr21" style:family="presentation" style:parent-style-name="AbstractYellow-subtitle">
      <style:graphic-properties draw:fill-color="#ffffff" draw:auto-grow-height="true" fo:min-height="2.629cm"/>
    </style:style>
    <style:style style:name="pr22" style:family="presentation" style:parent-style-name="AbstractYellow-subtitle">
      <style:graphic-properties draw:fill-color="#ffffff" draw:auto-grow-height="true" fo:min-height="1.27cm"/>
    </style:style>
    <style:style style:name="pr23" style:family="presentation" style:parent-style-name="AbstractYellow-subtitle">
      <style:graphic-properties draw:fill-color="#ffffff" draw:auto-grow-height="true" fo:min-height="11.684cm"/>
    </style:style>
    <style:style style:name="pr24" style:family="presentation" style:parent-style-name="AbstractYellow-subtitle">
      <style:graphic-properties draw:fill-color="#ffffff" draw:auto-grow-height="true" fo:min-height="3.57cm"/>
    </style:style>
    <style:style style:name="pr25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9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presentation:style-name="pr11" draw:text-style-name="P16" draw:layer="layout" svg:width="18.288cm" svg:height="1.466cm" svg:x="2.54cm" svg:y="10.418cm">
          <draw:text-box>
            <text:p text:style-name="P11"><text:span text:style-name="T16">FIFA 2014 World Cup</text:span><text:span text:style-name="T17"> Schedule &amp; Results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10.035cm" svg:height="3.503cm" svg:x="2.54cm" svg:y="8.636cm">
          <draw:text-box>
            <text:p text:style-name="P11"><text:span text:style-name="T18">Team</text:span><text:span text:style-name="T19"> model</text:span></text:p>
            <text:p text:style-name="P11"><text:span text:style-name="T19"/></text:p>
            <text:p text:style-name="P11"><text:span text:style-name="T10">Name:string</text:span></text:p>
          </draw:text-box>
        </draw:frame>
        <draw:frame presentation:style-name="pr13" draw:text-style-name="P12" draw:layer="layout" svg:width="10.16cm" svg:height="8.03cm" svg:x="15.24cm" svg:y="8.636cm">
          <draw:text-box>
            <text:p text:style-name="P11"><text:span text:style-name="T18">Match</text:span><text:span text:style-name="T19"> model</text:span></text:p>
            <text:p text:style-name="P11"><text:span text:style-name="T19"/></text:p>
            <text:p text:style-name="P11"><text:span text:style-name="T10">Team1_id:integer</text:span></text:p>
            <text:p text:style-name="P11"><text:span text:style-name="T10">Team2_id:integer</text:span></text:p>
            <text:p text:style-name="P11"><text:span text:style-name="T10">MatchDate:date</text:span></text:p>
            <text:p text:style-name="P11"><text:span text:style-name="T10">Score1:integer</text:span></text:p>
            <text:p text:style-name="P11"><text:span text:style-name="T10">Score2:integer</text:span></text:p>
          </draw:text-box>
        </draw:frame>
        <draw:frame presentation:style-name="pr14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4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5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6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21">Rails Home</text:span><text:span text:style-name="T7">' controller and view to act as the </text:span><text:span text:style-name="T21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21">Rails_Home</text:span><text:span text:style-name="T7"> </text:span><text:span text:style-name="T22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7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5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2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2">fifa.coffee</text:span><text:span text:style-name="T7"> file. (</text:span><text:span text:style-name="T8">Rails</text:span><text:span text:style-name="T7"> will automatically compile to </text:span><text:span text:style-name="T21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2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4.867cm" svg:height="4.259cm" svg:x="2.453cm" svg:y="7.733cm">
          <draw:image xlink:href="Pictures/10000000000000B8000000A1C3279737.png" xlink:type="simple" xlink:show="embed" xlink:actuate="onLoad">
            <text:p/>
          </draw:image>
        </draw:frame>
        <draw:line draw:style-name="gr14" draw:text-style-name="P4" draw:layer="layout" svg:x1="4.366cm" svg:y1="10.73cm" svg:x2="6.858cm" svg:y2="10.73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2">app/javascripts/application.js</text:span><text:span text:style-name="T7">) to add </text:span><text:span text:style-name="T22">fifa.js</text:span><text:span text:style-name="T7">, </text:span><text:span text:style-name="T22">angular.js</text:span><text:span text:style-name="T7"> and </text:span><text:span text:style-name="T22">angular-route.js</text:span><text:span text:style-name="T20">, and remove</text:span><text:span text:style-name="T23"> </text:span><text:span text:style-name="T22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2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2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2">$resource</text:span><text:span text:style-name="T7"> service. We also need to add a third party service called </text:span><text:span text:style-name="T22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2">$http</text:span><text:span text:style-name="T7"> and </text:span><text:span text:style-name="T22">$resource</text:span><text:span text:style-name="T7"> services (</text:span><text:span text:style-name="T22">$resource</text:span><text:span text:style-name="T7"> depends on </text:span><text:span text:style-name="T22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2">team_url</text:span><text:span text:style-name="T7"> constant, we can define a </text:span><text:span text:style-name="T22">teams_resource</text:span><text:span text:style-name="T7"> object using the </text:span><text:span text:style-name="T22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2">$scope.teams</text:span><text:span text:style-name="T7"> model to be the result of applying the </text:span><text:span text:style-name="T22">query()</text:span><text:span text:style-name="T7"> method to </text:span><text:span text:style-name="T22">$scope.teams_resource</text:span><text:span text:style-name="T7">, then </text:span><text:span text:style-name="T22">$scope.teams</text:span><text:span text:style-name="T7"> will be bound to the </text:span><text:span text:style-name="T22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1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19" draw:text-style-name="P4" draw:layer="layout" svg:x1="4.38cm" svg:y1="10.16cm" svg:x2="5.904cm" svg:y2="10.16cm">
          <text:p/>
        </draw:line>
        <draw:line draw:style-name="gr19" draw:text-style-name="P4" draw:layer="layout" svg:x1="4.888cm" svg:y1="9.652cm" svg:x2="7.936cm" svg:y2="9.652cm">
          <text:p/>
        </draw:line>
        <draw:line draw:style-name="gr19" draw:text-style-name="P4" draw:layer="layout" svg:x1="4.38cm" svg:y1="9.144cm" svg:x2="11.746cm" svg:y2="9.14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0" draw:text-style-name="P4" draw:layer="layout" svg:x1="3.964cm" svg:y1="13.462cm" svg:x2="18.188cm" svg:y2="13.462cm">
          <text:p/>
        </draw:line>
        <draw:line draw:style-name="gr20" draw:text-style-name="P4" draw:layer="layout" svg:x1="19.558cm" svg:y1="14.986cm" svg:x2="21.844cm" svg:y2="14.98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2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0" draw:text-style-name="P4" draw:layer="layout" svg:x1="4.318cm" svg:y1="10.922cm" svg:x2="12.954cm" svg:y2="10.922cm">
          <text:p/>
        </draw:line>
        <draw:line draw:style-name="gr20" draw:text-style-name="P4" draw:layer="layout" svg:x1="4.826cm" svg:y1="11.43cm" svg:x2="11.43cm" svg:y2="11.43cm">
          <text:p/>
        </draw:line>
        <draw:line draw:style-name="gr20" draw:text-style-name="P4" draw:layer="layout" svg:x1="4.826cm" svg:y1="11.938cm" svg:x2="7.62cm" svg:y2="11.938cm">
          <text:p/>
        </draw:line>
        <draw:line draw:style-name="gr20" draw:text-style-name="P4" draw:layer="layout" svg:x1="4.826cm" svg:y1="12.446cm" svg:x2="11.684cm" svg:y2="12.446cm">
          <text:p/>
        </draw:line>
        <draw:line draw:style-name="gr20" draw:text-style-name="P4" draw:layer="layout" svg:x1="4.318cm" svg:y1="13.462cm" svg:x2="15.748cm" svg:y2="13.4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0" draw:text-style-name="P4" draw:layer="layout" svg:x1="14.986cm" svg:y1="7.874cm" svg:x2="25.654cm" svg:y2="7.874cm">
          <text:p/>
        </draw:line>
        <draw:line draw:style-name="gr21" draw:text-style-name="P4" draw:layer="layout" svg:x1="14.478cm" svg:y1="6.958cm" svg:x2="22.606cm" svg:y2="6.958cm">
          <text:p/>
        </draw:line>
        <draw:line draw:style-name="gr20" draw:text-style-name="P4" draw:layer="layout" svg:x1="14.478cm" svg:y1="17.934cm" svg:x2="16.002cm" svg:y2="17.934cm">
          <text:p/>
        </draw:line>
        <draw:line draw:style-name="gr20" draw:text-style-name="P4" draw:layer="layout" svg:x1="14.986cm" svg:y1="12.954cm" svg:x2="25.654cm" svg:y2="12.95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4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2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3" draw:text-style-name="P4" draw:layer="layout" svg:x1="8.382cm" svg:y1="10.414cm" svg:x2="13.462cm" svg:y2="10.414cm">
          <text:p/>
        </draw:line>
        <draw:line draw:style-name="gr24" draw:text-style-name="P4" draw:layer="layout" svg:x1="8.89cm" svg:y1="13.362cm" svg:x2="16.002cm" svg:y2="13.362cm">
          <text:p/>
        </draw:line>
        <draw:line draw:style-name="gr24" draw:text-style-name="P4" draw:layer="layout" svg:x1="8.79cm" svg:y1="15.594cm" svg:x2="15.14cm" svg:y2="15.594cm">
          <text:p/>
        </draw:line>
        <draw:line draw:style-name="gr24" draw:text-style-name="P4" draw:layer="layout" svg:x1="8.89cm" svg:y1="18.696cm" svg:x2="15.24cm" svg:y2="18.69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4" draw:text-style-name="P4" draw:layer="layout" svg:x1="14.832cm" svg:y1="14.732cm" svg:x2="26.008cm" svg:y2="14.732cm">
          <text:p/>
        </draw:line>
        <draw:line draw:style-name="gr24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638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5" draw:text-style-name="P4" draw:layer="layout" svg:x1="7.112cm" svg:y1="15.91cm" svg:x2="17.018cm" svg:y2="15.91cm">
          <text:p/>
        </draw:line>
        <draw:line draw:style-name="gr25" draw:text-style-name="P4" draw:layer="layout" svg:x1="7.72cm" svg:y1="16.518cm" svg:x2="18.134cm" svg:y2="16.5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4" draw:text-style-name="P4" draw:layer="layout" svg:x1="8.89cm" svg:y1="14.632cm" svg:x2="17.018cm" svg:y2="14.6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6" draw:text-style-name="P4" draw:layer="layout" svg:x1="2.64cm" svg:y1="16.664cm" svg:x2="6.196cm" svg:y2="16.664cm">
          <text:p/>
        </draw:line>
        <draw:line draw:style-name="gr27" draw:text-style-name="P4" draw:layer="layout" svg:x1="9.044cm" svg:y1="16.664cm" svg:x2="13.362cm" svg:y2="16.664cm">
          <text:p/>
        </draw:line>
        <draw:line draw:style-name="gr28" draw:text-style-name="P4" draw:layer="layout" svg:x1="15.394cm" svg:y1="16.864cm" svg:x2="19.05cm" svg:y2="16.864cm">
          <text:p/>
        </draw:line>
        <draw:line draw:style-name="gr28" draw:text-style-name="P4" draw:layer="layout" svg:x1="21.944cm" svg:y1="17.018cm" svg:x2="25.754cm" svg:y2="17.0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4.493cm" presentation:class="subtitle" presentation:user-transformed="true">
          <draw:text-box>
            <text:p text:style-name="P11"><text:span text:style-name="T7">Now let's add a form to input the scores separately for games that don't have them yet.</text:span></text:p>
            <text:p text:style-name="P11"><text:span text:style-name="T7"/></text:p>
            <text:p text:style-name="P11"><text:span text:style-name="T7">First, we'll add logic to separate the matches with no scores yet and display them at the top of the lis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9-10T14:42:05.814873890</dc:date>
    <dc:creator>John Schmidt</dc:creator>
    <meta:editing-duration>P1DT8H7M4S</meta:editing-duration>
    <meta:editing-cycles>239</meta:editing-cycles>
    <meta:generator>LibreOffice/4.2.4.2$Linux_X86_64 LibreOffice_project/420m0$Build-2</meta:generator>
    <meta:document-statistic meta:object-count="507"/>
  </office:meta>
</office:document-meta>
</file>